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as new roman" svg:font-family="'Timas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4pt" officeooo:rsid="001b0182" officeooo:paragraph-rsid="001b0182" style:font-size-asian="14pt" style:font-size-complex="14pt"/>
    </style:style>
    <style:style style:name="P2" style:family="paragraph" style:parent-style-name="Preformatted_20_Text">
      <style:paragraph-properties fo:margin-top="0.1654in" fo:margin-bottom="0.1654in" loext:contextual-spacing="false" fo:text-align="center" style:justify-single-word="false"/>
      <style:text-properties style:font-name="Arial" fo:font-size="16pt" officeooo:rsid="001b0182" officeooo:paragraph-rsid="001b0182" style:font-size-asian="16pt" style:font-size-complex="16pt"/>
    </style:style>
    <style:style style:name="P3" style:family="paragraph" style:parent-style-name="Preformatted_20_Text">
      <style:paragraph-properties fo:margin-top="0.1654in" fo:margin-bottom="0.1654in" loext:contextual-spacing="false" fo:text-align="justify" style:justify-single-word="false"/>
      <style:text-properties style:font-name="Arial" fo:font-size="16pt" fo:font-weight="bold" officeooo:rsid="001b0182" officeooo:paragraph-rsid="001b0182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margin-top="0.1654in" fo:margin-bottom="0.1654in" loext:contextual-spacing="false" fo:text-align="center" style:justify-single-word="false" fo:break-before="page"/>
      <style:text-properties style:font-name="Arial" fo:font-size="16pt" officeooo:rsid="001b0182" officeooo:paragraph-rsid="001b0182" style:font-size-asian="16pt" style:font-size-complex="16pt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1b0182" officeooo:paragraph-rsid="001b0182" style:font-size-asian="12.25pt" style:font-size-complex="14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232fc5" officeooo:paragraph-rsid="0024786f" style:font-size-asian="12.25pt" style:font-size-complex="14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2825c3" officeooo:paragraph-rsid="0048d1c9" style:font-size-asian="12.25pt" style:font-size-complex="14pt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3b0c38" officeooo:paragraph-rsid="0028a112" style:font-size-asian="12.25pt" style:font-size-complex="14pt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Arial" fo:font-size="16pt" fo:font-weight="bold" officeooo:rsid="0028a112" officeooo:paragraph-rsid="003b0c38" style:font-size-asian="16pt" style:font-weight-asian="bold" style:font-size-complex="16pt" style:font-weight-complex="bold"/>
    </style:style>
    <style:style style:name="P10" style:family="paragraph" style:parent-style-name="Preformatted_20_Text">
      <style:paragraph-properties fo:margin-left="0in" fo:margin-right="0in" fo:margin-top="0.1654in" fo:margin-bottom="0.1654in" loext:contextual-spacing="false" fo:line-height="200%" fo:text-align="justify" style:justify-single-word="false" fo:text-indent="0.3937in" style:auto-text-indent="false"/>
      <style:text-properties style:font-name="Arial" fo:font-size="16pt" fo:font-weight="bold" officeooo:rsid="00232fc5" officeooo:paragraph-rsid="00232fc5" style:font-size-asian="16pt" style:font-weight-asian="bold" style:font-size-complex="16pt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28a112" officeooo:paragraph-rsid="0048d1c9" style:font-size-asian="12.25pt" style:font-size-complex="14pt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49fc81" officeooo:paragraph-rsid="0049fc81" style:font-size-asian="12.25pt" style:font-size-complex="14pt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/>
      <style:text-properties style:font-name="Times New Roman" fo:font-size="14pt" officeooo:rsid="0049fc81" officeooo:paragraph-rsid="0049fc81" style:font-size-asian="12.25pt" style:font-size-complex="14pt"/>
    </style:style>
    <style:style style:name="P14" style:family="paragraph" style:parent-style-name="Preformatted_20_Text">
      <style:paragraph-properties fo:margin-top="0.1654in" fo:margin-bottom="0.1654in" loext:contextual-spacing="false" fo:line-height="150%" fo:text-align="justify" style:justify-single-word="false"/>
      <style:text-properties officeooo:paragraph-rsid="00779ff9"/>
    </style:style>
    <style:style style:name="P15" style:family="paragraph" style:parent-style-name="Preformatted_20_Text">
      <style:paragraph-properties fo:margin-top="0.1654in" fo:margin-bottom="0.1654in" loext:contextual-spacing="false" fo:text-align="center" style:justify-single-word="false" fo:break-before="page"/>
      <style:text-properties style:font-name="Arial" fo:font-size="16pt" officeooo:rsid="001b0182" officeooo:paragraph-rsid="001b0182" style:font-size-asian="16pt" style:font-size-complex="16pt"/>
    </style:style>
    <style:style style:name="T1" style:family="text">
      <style:text-properties officeooo:rsid="001c549e"/>
    </style:style>
    <style:style style:name="T2" style:family="text">
      <style:text-properties officeooo:rsid="0020272a"/>
    </style:style>
    <style:style style:name="T3" style:family="text">
      <style:text-properties officeooo:rsid="0028a112"/>
    </style:style>
    <style:style style:name="T4" style:family="text">
      <style:text-properties officeooo:rsid="002ca911"/>
    </style:style>
    <style:style style:name="T5" style:family="text">
      <style:text-properties officeooo:rsid="004b940b"/>
    </style:style>
    <style:style style:name="T6" style:family="text">
      <style:text-properties officeooo:rsid="004c4ebf"/>
    </style:style>
    <style:style style:name="T7" style:family="text">
      <style:text-properties officeooo:rsid="006708c1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6b3ae6" style:font-size-asian="14pt" style:font-size-complex="14pt"/>
    </style:style>
    <style:style style:name="T10" style:family="text">
      <style:text-properties style:font-name="Times new roman" fo:font-size="14pt" officeooo:rsid="006f6bb6" style:font-size-asian="14pt" style:font-size-complex="14pt"/>
    </style:style>
    <style:style style:name="T11" style:family="text">
      <style:text-properties style:font-name="Times new roman" fo:font-size="14pt" officeooo:rsid="0071161b" style:font-size-asian="14pt" style:font-size-complex="14pt"/>
    </style:style>
    <style:style style:name="T12" style:family="text">
      <style:text-properties style:font-name="Times new roman" fo:font-size="14pt" officeooo:rsid="00715fee" style:font-size-asian="14pt" style:font-size-complex="14pt"/>
    </style:style>
    <style:style style:name="T13" style:family="text">
      <style:text-properties style:font-name="Times new roman" fo:font-size="14pt" officeooo:rsid="0073469c" style:font-size-asian="14pt" style:font-size-complex="14pt"/>
    </style:style>
    <style:style style:name="T14" style:family="text">
      <style:text-properties style:font-name="Times new roman" fo:font-size="14pt" officeooo:rsid="0075202e" style:font-size-asian="14pt" style:font-size-complex="14pt"/>
    </style:style>
    <style:style style:name="T15" style:family="text">
      <style:text-properties style:font-name="Times new roman" fo:font-size="14pt" officeooo:rsid="00791dc5" style:font-size-asian="14pt" style:font-size-complex="14pt"/>
    </style:style>
    <style:style style:name="T16" style:family="text">
      <style:text-properties style:font-name="Times new roman" fo:font-size="14pt" officeooo:rsid="007a3076" style:font-size-asian="14pt" style:font-size-complex="14pt"/>
    </style:style>
    <style:style style:name="T17" style:family="text">
      <style:text-properties style:font-name="Times new roman" fo:font-size="14pt" officeooo:rsid="007aa6a4" style:font-size-asian="14pt" style:font-size-complex="14pt"/>
    </style:style>
    <style:style style:name="T18" style:family="text">
      <style:text-properties style:font-name="Times new roman" fo:font-size="14pt" officeooo:rsid="007c08f1" style:font-size-asian="14pt" style:font-size-complex="14pt"/>
    </style:style>
    <style:style style:name="T19" style:family="text">
      <style:text-properties style:font-name="Times new roman" fo:font-size="14pt" officeooo:rsid="007d84d1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оги делятся на три пантеона: назовем их Белый пантеон, Зеленый и Черный?</text:p>
      <text:p text:style-name="P1"/>
      <text:p text:style-name="P2">БЕЛЫЙ ПАНТЕОН</text:p>
      <text:p text:style-name="P3"><text:tab/>Тримарий</text:p>
      <text:p text:style-name="P5"><text:span text:style-name="T2">Роль Тримария в жизни людей весьма многогранна. Прежде всего он б</text:span>ог свободы выбора <text:span text:style-name="T1">и творец людей, часто изображается в виде человека, протягивающего вперед ладони, как бы предлагая выбрать что-либо. По этой же причине изображения Тримария часто делаются из трех сортов камня или дерева — темный, светлый и средний в центре. Чаще всего означает, что каждому человеку Тримарий всегда предлагает три варианта пути — не предпринимать ничего, приводящий к удаче, приводящий к неудаче. Также Тримария можно интерпретировать как истинно нейтрального, не склоняющегося на чью-либо сторону. Поэтому к Тримарию часто обращаются надеющиеся на справедливый суд.</text:span></text:p>
      <text:p text:style-name="P10">Хеделгэн</text:p>
      <text:p text:style-name="P6">Бог стремления и жажды, создатель расы орков. Изображения его разнообразны, он может представляться в виде воина, вздымающего над головой победное знамя, или всадника, простершего руку вдаль, или многих других ситуаций отображающ<text:span text:style-name="T4">их</text:span> его непреклонное движение навстречу все новым и новым превратностям судьбы.</text:p>
      <text:p text:style-name="P6"/>
      <text:p text:style-name="P8"><text:soft-page-break/></text:p>
      <text:p text:style-name="P6"/>
      <text:p text:style-name="P6"/>
      <text:p text:style-name="P6"><text:s/></text:p>
      <text:p text:style-name="P4">ЗЕЛЕНЫЙ ПАНТЕОН</text:p>
      <text:p text:style-name="P9">Унгарий</text:p>
      <text:p text:style-name="P7">Бог <text:span text:style-name="T3">посторонних сил и не незримого присутствия. Изображения Унгария малочисленны и не выразительны, большинство сохранившихся гобеленов были сотворены обезумившими художниками, которые в попытке запечатлить туманный образ возникшего в их сознании бога. Произведения безумцев расплывчаты, и не чётки, словно бог требовал вдевать нитку и тут же вынимать её из полотна сотни раз, пока отверстие не станет достаточным, что бы не зримое могло ворваться в мир живых. Несколько из наиболее известных творений имеют большие, два или более, отверстий.</text:span></text:p>
      <text:p text:style-name="P11">Но не все из художников теряли рассудок или погибали. История знает имена Ксантия и Фленария. Их творения Омовение разума и Бесплотная фиерия, обогатили их создателей и сам мир. Между картинами установилась устойчивая связь. И два существа стоящие не далеко от творений могли слышать друг друга, не смотря на то, что гобелены могли располагаться на разных континентах.</text:p>
      <text:p text:style-name="P11"><text:s text:c="2"/>Унгарий бог того, что не вошло в мир, созданный остальными богами, он бог остатка энергии сотворения. И те кому удастся устоять перед пустотой не сотворённого мира получат величайший дар – явить наружу частичку того, что боги не смогли или не решились сотворить.</text:p>
      <text:p text:style-name="P12">Унгарий покровитель ученых и исследователей, и безумцев. Его не изображают, о нём не <text:span text:style-name="T7">д</text:span>умают, он приходит сам, вселяясь сквозь сны или <text:soft-page-break/>отражения зеркальных поверхностей в избранное им существо и устраивает своё, всегда не познанное, и<text:span text:style-name="T5">с</text:span>пытание. <text:span text:style-name="T6">Прошедший будет одарён частичкой божества, проигравший станет богом, но сам уже не будет существовать. </text:span></text:p>
      <text:p text:style-name="P12"/>
      <text:p text:style-name="P13"/>
      <text:p text:style-name="P4">ЧЕРНЫЙ ПАНТЕОН</text:p>
      <text:p text:style-name="P14"><text:span text:style-name="T8"><text:tab/>Этрэна – богиня тёмной крови. Изображается как владычица небесной крепости, смотрящая на смертных сверху вниз с улыбкой зловещего предвкушения очередного кровопускания. </text:span><text:span text:style-name="T9">Боги</text:span><text:span text:style-name="T10">н</text:span><text:span text:style-name="T9">я Этрэна является искусителем доблестных сердец. Многие войны и воительницы попадавшие под <text:s/>влияние этой богини </text:span><text:span text:style-name="T10">невольно </text:span><text:span text:style-name="T9">совершали кровавый ритуал, суть которого </text:span><text:span text:style-name="T10">отравить разум и исказить чувство существа. В результате ритуала сознание существа целиком и полностью подчиняется воле богини. Пор</text:span><text:span text:style-name="T15">а</text:span><text:span text:style-name="T10">бащенный может стать богине <text:s/>как сыном, так и любовником. Не ясно как сама богиня относится к своим рабам при их жизни, она посылает их совершать самые невероятные и отчаянные поступки. Поступки могут быть как благородными так и ужасными. </text:span><text:span text:style-name="T11">Фавориты богини получают невероятную силу и мощь, </text:span><text:span text:style-name="T12">но только на момент </text:span><text:span text:style-name="T13">исполнения желаний богини</text:span><text:span text:style-name="T11">. </text:span><text:span text:style-name="T14">После смерти одного из фаворитов богиня издаёт пронзительный вопль, который слышен только тем кто видел смерть героя, </text:span><text:span text:style-name="T17">особенно тот кто стал причиной падения фаворита богини</text:span><text:span text:style-name="T14">. После над местом погибели фаворита пролетает сама крепость богини, с искарёженных бортов которой истикают струи черной крови. После богиня сама спускается в мир и под кровавы</text:span><text:span text:style-name="T16">м дождём парит неподвижно в ожидании Бога смерти Кнаари</text:span><text:span text:style-name="T14">. </text:span><text:span text:style-name="T16">Именно Кнаари забирает фаворитов богов и богинь в свой отдельный мир, и что с ними </text:span><text:span text:style-name="T18">сотворят </text:span><text:span text:style-name="T16">не знает никто из живущих. </text:span><text:span text:style-name="T19">Богиня отдает сердце героя Кнаари и тот уходит в свой мир иной смерти. С этого момента герой понимает, что он больше не раб Этрены и к нему возращается память о содеянн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as new roman" svg:font-family="'Timas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2T16:28:35.546180506</dc:date>
    <meta:editing-duration>PT3H6M40S</meta:editing-duration>
    <meta:editing-cycles>84</meta:editing-cycles>
    <meta:generator>LibreOffice/4.3.7.2$Linux_X86_64 LibreOffice_project/430m0$Build-2</meta:generator>
    <meta:document-statistic meta:table-count="0" meta:image-count="0" meta:object-count="0" meta:page-count="5" meta:paragraph-count="15" meta:word-count="596" meta:character-count="4117" meta:non-whitespace-character-count="3523"/>
  </office:meta>
</office:document-meta>
</file>